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color="#666666" style:font-name="Liberation Sans" fo:font-size="9pt" fo:font-weight="bold" officeooo:rsid="0005b6e9" officeooo:paragraph-rsid="0005b6e9" style:font-size-asian="9pt" style:font-weight-asian="bold" style:font-size-complex="9pt"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officeooo:paragraph-rsid="0014b7ae"/>
    </style:style>
    <style:style style:name="P4" style:family="paragraph" style:parent-style-name="Standard">
      <style:text-properties style:font-name="Liberation Sans" officeooo:rsid="00119357" officeooo:paragraph-rsid="00119357"/>
    </style:style>
    <style:style style:name="P5" style:family="paragraph" style:parent-style-name="Standard">
      <style:text-properties style:font-name="Liberation Sans" officeooo:rsid="001f6dc3" officeooo:paragraph-rsid="0033dff9"/>
    </style:style>
    <style:style style:name="P6" style:family="paragraph" style:parent-style-name="Standard">
      <style:text-properties style:font-name="Liberation Sans" officeooo:rsid="0030f9f3" officeooo:paragraph-rsid="0030f9f3"/>
    </style:style>
    <style:style style:name="P7" style:family="paragraph" style:parent-style-name="Standard">
      <style:text-properties style:font-name="Liberation Sans" officeooo:rsid="0033a025" officeooo:paragraph-rsid="0033a025"/>
    </style:style>
    <style:style style:name="P8" style:family="paragraph" style:parent-style-name="Standard">
      <style:text-properties style:font-name="Liberation Sans" officeooo:rsid="001c7e3e" officeooo:paragraph-rsid="0033a025"/>
    </style:style>
    <style:style style:name="P9" style:family="paragraph" style:parent-style-name="Standard">
      <style:text-properties style:font-name="Liberation Sans" officeooo:rsid="0033dff9" officeooo:paragraph-rsid="0033dff9"/>
    </style:style>
    <style:style style:name="P10" style:family="paragraph" style:parent-style-name="Standard">
      <style:text-properties style:font-name="Liberation Sans" officeooo:rsid="0039b44a" officeooo:paragraph-rsid="0039b44a"/>
    </style:style>
    <style:style style:name="P11" style:family="paragraph" style:parent-style-name="Standard">
      <style:text-properties style:font-name="Liberation Sans" officeooo:rsid="0039b44a" officeooo:paragraph-rsid="003848c1"/>
    </style:style>
    <style:style style:name="P12" style:family="paragraph" style:parent-style-name="Standard">
      <style:text-properties style:font-name="Liberation Sans" officeooo:rsid="00408c94" officeooo:paragraph-rsid="00408c94"/>
    </style:style>
    <style:style style:name="P13" style:family="paragraph" style:parent-style-name="Standard">
      <style:text-properties style:font-name="Liberation Sans" officeooo:rsid="00408c94" officeooo:paragraph-rsid="004a6308"/>
    </style:style>
    <style:style style:name="P14" style:family="paragraph" style:parent-style-name="Standard">
      <style:paragraph-properties fo:text-align="start" style:justify-single-word="false"/>
      <style:text-properties style:font-name="Liberation Sans" officeooo:rsid="00418d93" officeooo:paragraph-rsid="0042c3e6"/>
    </style:style>
    <style:style style:name="P15" style:family="paragraph" style:parent-style-name="Standard">
      <style:text-properties style:font-name="Liberation Sans" officeooo:rsid="000c1acd" officeooo:paragraph-rsid="0014b7ae"/>
    </style:style>
    <style:style style:name="P16" style:family="paragraph" style:parent-style-name="Standard">
      <style:text-properties style:font-name="Liberation Sans" officeooo:rsid="004570dc" officeooo:paragraph-rsid="004570dc"/>
    </style:style>
    <style:style style:name="P17" style:family="paragraph" style:parent-style-name="Standard">
      <style:paragraph-properties fo:text-align="start" style:justify-single-word="false"/>
      <style:text-properties officeooo:paragraph-rsid="0042c3e6"/>
    </style:style>
    <style:style style:name="P18" style:family="paragraph" style:parent-style-name="Text_20_body">
      <style:text-properties style:font-name="Liberation Sans" officeooo:rsid="003348a0" officeooo:paragraph-rsid="003348a0"/>
    </style:style>
    <style:style style:name="P19" style:family="paragraph" style:parent-style-name="Text_20_body">
      <style:paragraph-properties fo:text-align="center" style:justify-single-word="false"/>
      <style:text-properties style:font-name="Liberation Sans" officeooo:rsid="0014b7ae" officeooo:paragraph-rsid="0014b7ae"/>
    </style:style>
    <style:style style:name="P20" style:family="paragraph" style:parent-style-name="Heading_20_1">
      <style:text-properties officeooo:rsid="0002634c" officeooo:paragraph-rsid="000394a6"/>
    </style:style>
    <style:style style:name="P21" style:family="paragraph" style:parent-style-name="Heading_20_1">
      <style:text-properties officeooo:paragraph-rsid="000394a6"/>
    </style:style>
    <style:style style:name="P22" style:family="paragraph" style:parent-style-name="Heading_20_2">
      <style:text-properties officeooo:paragraph-rsid="000394a6"/>
    </style:style>
    <style:style style:name="P23" style:family="paragraph" style:parent-style-name="Standard" style:list-style-name="L1">
      <style:text-properties style:font-name="Liberation Sans" officeooo:rsid="00418d93" officeooo:paragraph-rsid="0042c3e6"/>
    </style:style>
    <style:style style:name="P24" style:family="paragraph" style:parent-style-name="Standard" style:list-style-name="L1">
      <style:text-properties style:font-name="Liberation Sans" officeooo:rsid="00418d93" officeooo:paragraph-rsid="00418d93"/>
    </style:style>
    <style:style style:name="P25" style:family="paragraph" style:parent-style-name="Standard" style:list-style-name="L1">
      <style:paragraph-properties fo:text-align="start" style:justify-single-word="false"/>
      <style:text-properties style:font-name="Liberation Sans" officeooo:rsid="00418d93" officeooo:paragraph-rsid="0042c3e6"/>
    </style:style>
    <style:style style:name="T1" style:family="text">
      <style:text-properties fo:color="#000000" fo:font-weight="normal" style:font-weight-asian="normal" style:font-weight-complex="normal"/>
    </style:style>
    <style:style style:name="T2" style:family="text">
      <style:text-properties fo:color="#000000" fo:font-weight="normal" officeooo:rsid="000a3cda" style:font-weight-asian="normal" style:font-weight-complex="normal"/>
    </style:style>
    <style:style style:name="T3" style:family="text">
      <style:text-properties fo:font-weight="normal" style:font-weight-asian="normal" style:font-weight-complex="normal"/>
    </style:style>
    <style:style style:name="T4" style:family="text">
      <style:text-properties fo:color="#c9211e"/>
    </style:style>
    <style:style style:name="T5" style:family="text">
      <style:text-properties officeooo:rsid="0001903a"/>
    </style:style>
    <style:style style:name="T6" style:family="text">
      <style:text-properties style:font-name="Liberation Sans" fo:font-size="16.1000003814697pt" fo:font-weight="bold" officeooo:rsid="0002bc11" style:font-name-asian="Noto Sans CJK SC" style:font-size-asian="16.1000003814697pt" style:font-weight-asian="bold" style:font-name-complex="Droid Sans Devanagari" style:font-size-complex="16.1000003814697pt" style:font-weight-complex="bold"/>
    </style:style>
    <style:style style:name="T7" style:family="text">
      <style:text-properties style:font-name="Liberation Sans" fo:font-size="16.1000003814697pt" fo:font-weight="bold" officeooo:rsid="0000f29d" style:font-name-asian="Noto Sans CJK SC" style:font-size-asian="16.1000003814697pt" style:font-weight-asian="bold" style:font-name-complex="Droid Sans Devanagari" style:font-size-complex="16.1000003814697pt" style:font-weight-complex="bold"/>
    </style:style>
    <style:style style:name="T8" style:family="text">
      <style:text-properties style:font-name="Liberation Sans" officeooo:rsid="0042c3e6"/>
    </style:style>
    <style:style style:name="T9" style:family="text">
      <style:text-properties style:font-name="Liberation Sans" officeooo:rsid="004a6308"/>
    </style:style>
    <style:style style:name="T10" style:family="text">
      <style:text-properties officeooo:rsid="0002634c"/>
    </style:style>
    <style:style style:name="T11" style:family="text">
      <style:text-properties officeooo:rsid="0002bc11"/>
    </style:style>
    <style:style style:name="T12" style:family="text">
      <style:text-properties officeooo:rsid="000394a6"/>
    </style:style>
    <style:style style:name="T13" style:family="text">
      <style:text-properties officeooo:rsid="0014b7ae"/>
    </style:style>
    <style:style style:name="T14" style:family="text">
      <style:text-properties officeooo:rsid="000c1acd"/>
    </style:style>
    <style:style style:name="T15" style:family="text">
      <style:text-properties officeooo:rsid="0033a025"/>
    </style:style>
    <style:style style:name="T16" style:family="text">
      <style:text-properties officeooo:rsid="0033dff9"/>
    </style:style>
    <style:style style:name="T17" style:family="text">
      <style:text-properties officeooo:rsid="0039e4d7"/>
    </style:style>
    <style:style style:name="T18" style:family="text">
      <style:text-properties officeooo:rsid="003b9f06"/>
    </style:style>
    <style:style style:name="T19" style:family="text">
      <style:text-properties officeooo:rsid="0042c3e6"/>
    </style:style>
    <style:style style:name="T20" style:family="text">
      <style:text-properties fo:font-style="italic" style:font-style-asian="italic" style:font-style-complex="italic"/>
    </style:style>
    <style:style style:name="T21" style:family="text">
      <style:text-properties officeooo:rsid="000a2c6e"/>
    </style:style>
    <style:style style:name="T22" style:family="text">
      <style:text-properties officeooo:rsid="000b327a"/>
    </style:style>
    <style:style style:name="T23" style:family="text">
      <style:text-properties style:text-underline-style="none" officeooo:rsid="000c1acd"/>
    </style:style>
    <style:style style:name="T24" style:family="text">
      <style:text-properties style:text-underline-style="solid" style:text-underline-width="auto" style:text-underline-color="font-color" officeooo:rsid="000c1acd"/>
    </style:style>
    <style:style style:name="T25" style:family="text">
      <style:text-properties officeooo:rsid="00445c13"/>
    </style:style>
    <style:style style:name="T26" style:family="text">
      <style:text-properties officeooo:rsid="004a630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Deel 1: Introductie</text:h>
      <text:h text:style-name="P22" text:outline-level="2">Stap 1: <text:span text:style-name="T5">Teaser</text:span></text:h>
      <text:p text:style-name="P18">Inleiding</text:p>
      <text:p text:style-name="P6">Demo Mondriaan programma:</text:p>
      <text:p text:style-name="P6"><text:tab/>Run vanaf command prompt</text:p>
      <text:p text:style-name="P6"><text:tab/>Compileer en run in browser</text:p>
      <text:p text:style-name="P6"/>
      <text:p text:style-name="P6">Uitleg broncode Mondriaan:</text:p>
      <text:p text:style-name="P6"><text:tab/>Functie “rect”, uitleg lokale variabelen</text:p>
      <text:p text:style-name="P6"><text:tab/>Functie “draw”, uitleg stack frame voor recursie</text:p>
      <text:h text:style-name="P22" text:outline-level="2">Stap 2: <text:span text:style-name="T11">Wat kun je na deze les</text:span></text:h>
      <text:p text:style-name="P8">F<text:span text:style-name="T15">uncties met parameters en return values gebruiken om je broncode een overzichtelijke hierarchische structuur te geven en dubbel werk te vermijden.</text:span></text:p>
      <text:p text:style-name="P7">Parameters gebruiken om informatie een functie in en uit te transporteren.</text:p>
      <text:p text:style-name="P7"/>
      <text:p text:style-name="P7">Samengestelde return values van willekeurige complexiteit te gebruiken.</text:p>
      <text:p text:style-name="P7">Named- en default-parameters gebruiken.</text:p>
      <text:p text:style-name="P7"/>
      <text:p text:style-name="P7">Een doorgegeven lijst gebruiken als losse parameters.</text:p>
      <text:p text:style-name="P7">Doorgegeven losse parameters gebruiken als lijst.</text:p>
      <text:p text:style-name="P7"/>
      <text:p text:style-name="P7">Een doorgegeven dictionary gebruiken als losse named parameters.</text:p>
      <text:p text:style-name="P7">Losse named parameters gebruiken als een dictionary.</text:p>
      <text:p text:style-name="P7"/>
      <text:p text:style-name="P7">Functies maken die met elke willekeurige mix van parameters zinvol kunnen worden aangeroepen.</text:p>
      <text:p text:style-name="P7">Functies doorgeven als parameter.</text:p>
      <text:p text:style-name="P7">Lambda functies definieren en gebruiken.</text:p>
      <text:h text:style-name="P22" text:outline-level="2">Stap 3: <text:span text:style-name="T6">Ophalen benodigde voorkennis</text:span></text:h>
      <text:p text:style-name="P9">D(on’t)R(epeat)Y(ourself) principe: “Luiheid is een vorm van intelligentie”.</text:p>
      <text:p text:style-name="P9">Abstractie en hierarchische decompositie.</text:p>
      <text:p text:style-name="P9">Functies die iets doen, functies die iets uitrekenen en functies met side-effects.</text:p>
      <text:h text:style-name="P21" text:outline-level="1"><text:span text:style-name="T10">Deel 2: </text:span>Kern</text:h>
      <text:h text:style-name="P22" text:outline-level="2">Stap 4: <text:span text:style-name="T7">U</text:span><text:span text:style-name="T6">itleg van de nieuwe lesstof</text:span></text:h>
      <text:p text:style-name="P4">Korte samenvatting van de bijbehorende videoles, gelegenheid tot vragen<text:span text:style-name="T13">.</text:span></text:p>
      <text:p text:style-name="P4"/>
      <text:p text:style-name="P5">U<text:span text:style-name="T16">itleg en demo van gebruik van functies als parameter.</text:span></text:p>
      <text:p text:style-name="P5"><text:soft-page-break/>U<text:span text:style-name="T16">itleg en demo van lambda functions.</text:span></text:p>
      <text:p text:style-name="P9">Uitleg en demo over de praktische bruikbaarheid van recursie in niet-functionele talen.</text:p>
      <text:h text:style-name="P22" text:outline-level="2">Stap 5: <text:span text:style-name="T5">Voorbeelden en vragen door docent</text:span></text:h>
      <text:p text:style-name="P11">Review resultaat top-down functional design semi-automatische kraan Borealis.</text:p>
      <text:p text:style-name="P10">Bespreken voordelen top-down vs. bottom-up en means-ends design.</text:p>
      <text:p text:style-name="P10"><text:span text:style-name="T17">Bespreken opbouw</text:span> software voor beveilings- en toegangscontrole RUG en “het probleem bij software”.</text:p>
      <text:p text:style-name="P10">Bespreken natuurlijke recursie<text:span text:style-name="T18"> a.d.h.v. broncode topologisch correcte hart-segmentatie (i.t.t. surgical planning, kortsluiting via een geleidend vezeltje).</text:span></text:p>
      <text:h text:style-name="P22" text:outline-level="2">Stap 6: <text:span text:style-name="T12">Oefenen met de nieuwe lesstof</text:span></text:h>
      <text:p text:style-name="P13">Schrijf <text:span text:style-name="T26">top-down </text:span>een programma met de volgende<text:span text:style-name="T19"> 5</text:span> functies:</text:p>
      <text:p text:style-name="P12"/>
      <text:list xml:id="list3777963985" text:style-name="L1">
        <text:list-item>
          <text:p text:style-name="P23">Functie <text:span text:style-name="T20">readNumbers</text:span> vraagt aan de gebruiker om een reeks getallen en bergt deze op<text:span text:style-name="T25"> </text:span>in een lijst.</text:p>
        </text:list-item>
        <text:list-item>
          <text:p text:style-name="P23">Functie c<text:span text:style-name="T20">omputeAverage</text:span> berekent het gemiddelde<text:span text:style-name="T25"> van deze getallen.</text:span></text:p>
        </text:list-item>
        <text:list-item>
          <text:p text:style-name="P24">Functie <text:span text:style-name="T20">computeExtremes</text:span> berekent een tuple dat het hoogste en laagste cijfer bevat.</text:p>
        </text:list-item>
        <text:list-item>
          <text:p text:style-name="P24">Functie <text:span text:style-name="T20">reportResults</text:span> drukt gemiddelde, hoogste en laagste cijfer af.</text:p>
        </text:list-item>
        <text:list-item>
          <text:p text:style-name="P25">Functie <text:span text:style-name="T20">evaluateStatistics</text:span> maakt achtereenvolgends gebruik van de 4 bovenstaande functies en wordt in een herhalingslus aangeroepen in je programma.</text:p>
        </text:list-item>
      </text:list>
      <text:p text:style-name="P14"/>
      <text:p text:style-name="P17"><text:span text:style-name="T8">Gebruik parameters om getallen een functie in te transporteren, en return values om de resultate</text:span><text:span text:style-name="T9">n</text:span><text:span text:style-name="T8"> er weer uit te halen. Vermijd rechtstreeks gebruik IN een bepaalde functie, van variabelen die BUITEN die functie gedefineerd zijn.</text:span></text:p>
      <text:h text:style-name="P22" text:outline-level="2">Stap 7: Feedback <text:span text:style-name="T5">op gemaakte oefening</text:span></text:h>
      <text:p text:style-name="P2">Een of meerdere leden van elke groep delen hun programma, docent en medestudenten geven feedback, evt. na vragen om nadere uitleg.</text:p>
      <text:p text:style-name="P16">Vraag: Waarom is het vaak (maar niet altijd) verstandig het gebruik van niet-lokale variabelen te vermijden?</text:p>
      <text:h text:style-name="P21" text:outline-level="1"><text:span text:style-name="T10">Deel 3: </text:span>Af<text:span text:style-name="T10">ronding</text:span></text:h>
      <text:h text:style-name="P22" text:outline-level="2">Stap 8: Evalu<text:span text:style-name="T12">eren of deze les goed “geland” is</text:span></text:h>
      <text:p text:style-name="P3">E<text:span text:style-name="T14">é</text:span>n of meer leden van elke groep stellen vragen en/of geven tips en/of tops.</text:p>
      <text:h text:style-name="P22" text:outline-level="2">Stap 9: <text:span text:style-name="T5">Huiswerk om je de lesstof verder eigen te maken</text:span></text:h>
      <text:p text:style-name="P3"><text:span text:style-name="T21">Zie opdrachten-tab in MS-Teams.<text:line-break/><text:line-break/></text:span><text:span text:style-name="T23">Inleveren van de uitgewerkte opdrachten die bij een les horen is, samen met een positief verlopen eind-assessment, een noodzakelijke voorwaarde voor een voldoende en dient uiterlijk 2 volle dagen voor de volgende les plaats te vinden, uitsluitend op de geëigende wijze in MS-Teams.</text:span><text:span text:style-name="T24"><text:line-break/></text:span><text:soft-page-break/><text:span text:style-name="T24"><text:line-break/></text:span><text:span text:style-name="T22">De resultaten worden deels in de volgende les, deels individueel besproken. Maak de opdrachten op het door jou gekozen niveau zo goed mogelijk, maar wees ook niet bang om fouten te maken. Het gaat erom dat je een serieuze poging waagt en de docenten je indien nodig kunnen helpen om verder te komen.</text:span></text:p>
      <text:p text:style-name="P15"/>
      <text:p text:style-name="P19">--//--</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color="#666666" style:font-name="Liberation Sans" fo:font-size="9pt" fo:font-weight="bold" officeooo:rsid="0005b6e9" officeooo:paragraph-rsid="0005b6e9" style:font-size-asian="9pt" style:font-weight-asian="bold" style:font-size-complex="9pt" style:font-weight-complex="bold"/>
    </style:style>
    <style:style style:name="MT1" style:family="text">
      <style:text-properties fo:color="#000000" fo:font-weight="normal" style:font-weight-asian="normal" style:font-weight-complex="normal"/>
    </style:style>
    <style:style style:name="MT2" style:family="text">
      <style:text-properties fo:color="#000000" fo:font-weight="normal" officeooo:rsid="000a3cda" style:font-weight-asian="normal" style:font-weight-complex="normal"/>
    </style:style>
    <style:style style:name="MT3" style:family="text">
      <style:text-properties fo:font-weight="normal" style:font-weight-asian="normal" style:font-weight-complex="normal"/>
    </style:style>
    <style:style style:name="MT4" style:family="text">
      <style:text-properties fo:color="#c9211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pan><text:span text:style-name="MT2">C</text:span><text:span text:style-name="MT1">)</text:span><text:span text:style-name="MT3"> </text:span>GEATEC <text:span text:style-name="MT4">engineering</text:span><text:span text:style-name="MT1">, license: Creative Commons</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18T09:17:46.572417725</dc:date>
    <meta:editing-duration>PT6H20M35S</meta:editing-duration>
    <meta:editing-cycles>44</meta:editing-cycles>
    <meta:generator>LibreOffice/6.3.5.2$Linux_X86_64 LibreOffice_project/30$Build-2</meta:generator>
    <meta:document-statistic meta:table-count="0" meta:image-count="0" meta:object-count="0" meta:page-count="3" meta:paragraph-count="54" meta:word-count="572" meta:character-count="3882" meta:non-whitespace-character-count="3364"/>
  </office:meta>
</office:document-meta>
</file>